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920" officeooo:paragraph-rsid="0015b920"/>
    </style:style>
    <style:style style:name="P2" style:family="paragraph" style:parent-style-name="Standard">
      <style:text-properties officeooo:paragraph-rsid="0015b920"/>
    </style:style>
    <style:style style:name="P3" style:family="paragraph" style:parent-style-name="Standard">
      <style:text-properties officeooo:rsid="0017e51f" officeooo:paragraph-rsid="0017e51f"/>
    </style:style>
    <style:style style:name="P4" style:family="paragraph" style:parent-style-name="Standard">
      <style:text-properties officeooo:rsid="001a35dd" officeooo:paragraph-rsid="001a35dd"/>
    </style:style>
    <style:style style:name="P5" style:family="paragraph" style:parent-style-name="Standard" style:list-style-name="L1">
      <style:text-properties officeooo:rsid="0015b920" officeooo:paragraph-rsid="0015b920"/>
    </style:style>
    <style:style style:name="P6" style:family="paragraph" style:parent-style-name="Standard" style:list-style-name="L2">
      <style:text-properties officeooo:rsid="0015b920" officeooo:paragraph-rsid="0015b920"/>
    </style:style>
    <style:style style:name="P7" style:family="paragraph" style:parent-style-name="Standard" style:list-style-name="L2">
      <style:text-properties officeooo:rsid="0015b920" officeooo:paragraph-rsid="001e0f4e"/>
    </style:style>
    <style:style style:name="P8" style:family="paragraph" style:parent-style-name="Standard" style:list-style-name="L3">
      <style:text-properties officeooo:rsid="0015b920" officeooo:paragraph-rsid="0015b920"/>
    </style:style>
    <style:style style:name="P9" style:family="paragraph" style:parent-style-name="Standard" style:list-style-name="L4">
      <style:text-properties officeooo:rsid="0015b920" officeooo:paragraph-rsid="0015b920"/>
    </style:style>
    <style:style style:name="P10" style:family="paragraph" style:parent-style-name="Standard" style:list-style-name="L5">
      <style:text-properties officeooo:rsid="0015b920" officeooo:paragraph-rsid="0015b920"/>
    </style:style>
    <style:style style:name="P11" style:family="paragraph" style:parent-style-name="Standard" style:list-style-name="L5">
      <style:text-properties officeooo:rsid="0015f4cc" officeooo:paragraph-rsid="0017e51f"/>
    </style:style>
    <style:style style:name="P12" style:family="paragraph" style:parent-style-name="Standard" style:list-style-name="L5">
      <style:text-properties officeooo:rsid="0015f4cc" officeooo:paragraph-rsid="0015f4cc"/>
    </style:style>
    <style:style style:name="P13" style:family="paragraph" style:parent-style-name="Standard" style:list-style-name="L5">
      <style:text-properties officeooo:rsid="0017e51f" officeooo:paragraph-rsid="0017e51f"/>
    </style:style>
    <style:style style:name="P14" style:family="paragraph" style:parent-style-name="Standard" style:list-style-name="L5">
      <style:text-properties officeooo:rsid="001842b5" officeooo:paragraph-rsid="001842b5"/>
    </style:style>
    <style:style style:name="P15" style:family="paragraph" style:parent-style-name="Standard" style:list-style-name="L6">
      <style:text-properties officeooo:rsid="001a35dd" officeooo:paragraph-rsid="001a35d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ear button pseudocode</text:p>
      <text:list xml:id="list664704799" text:style-name="L1">
        <text:list-item>
          <text:p text:style-name="P5">click button </text:p>
        </text:list-item>
        <text:list-item>
          <text:p text:style-name="P5">button animation</text:p>
        </text:list-item>
        <text:list-item>
          <text:p text:style-name="P5">empty all containers, set value for screens to empty</text:p>
        </text:list-item>
      </text:list>
      <text:p text:style-name="P1"/>
      <text:p text:style-name="P1">Delete button pseudocode</text:p>
      <text:list xml:id="list2486244027" text:style-name="L2">
        <text:list-item>
          <text:p text:style-name="P6">click button</text:p>
        </text:list-item>
        <text:list-item>
          <text:p text:style-name="P7">button animation</text:p>
        </text:list-item>
        <text:list-item>
          <text:p text:style-name="P6">slice the last number display in the current screen</text:p>
        </text:list-item>
      </text:list>
      <text:p text:style-name="P2"/>
      <text:p text:style-name="P1">Number button pseudocode</text:p>
      <text:list xml:id="list1685711408" text:style-name="L3">
        <text:list-item>
          <text:p text:style-name="P8">click button</text:p>
        </text:list-item>
        <text:list-item>
          <text:p text:style-name="P8">button animation</text:p>
        </text:list-item>
        <text:list-item>
          <text:p text:style-name="P8">concatenate the button number in the current screen</text:p>
        </text:list-item>
      </text:list>
      <text:p text:style-name="P1"/>
      <text:p text:style-name="P1">Decimal button pseudocode</text:p>
      <text:list xml:id="list169191263" text:style-name="L4">
        <text:list-item>
          <text:p text:style-name="P9">click button </text:p>
        </text:list-item>
        <text:list-item>
          <text:p text:style-name="P9">button animation</text:p>
        </text:list-item>
        <text:list-item>
          <text:p text:style-name="P9">check if the current screen value contains a decimal point already</text:p>
        </text:list-item>
        <text:list-item>
          <text:p text:style-name="P9">if yes, just return </text:p>
        </text:list-item>
        <text:list-item>
          <text:p text:style-name="P9">if no, concatenate the decimal point in the current screen</text:p>
        </text:list-item>
      </text:list>
      <text:p text:style-name="P1"/>
      <text:p text:style-name="P1">Operator button pseudocode</text:p>
      <text:list xml:id="list2506631807" text:style-name="L5">
        <text:list-item>
          <text:p text:style-name="P10">click button </text:p>
        </text:list-item>
        <text:list-item>
          <text:p text:style-name="P10">button animation </text:p>
        </text:list-item>
        <text:list-item>
          <text:p text:style-name="P10">check operator variable if null</text:p>
        </text:list-item>
        <text:list-item>
          <text:p text:style-name="P11">if first number variable is still empty,</text:p>
          <text:list>
            <text:list-item>
              <text:list>
                <text:list-item>
                  <text:p text:style-name="P11">contain the number on the current screen in the first number variable</text:p>
                </text:list-item>
                <text:list-item>
                  <text:p text:style-name="P13">display number on last screen</text:p>
                </text:list-item>
              </text:list>
            </text:list-item>
          </text:list>
        </text:list-item>
        <text:list-item>
          <text:p text:style-name="P12">if not, </text:p>
          <text:list>
            <text:list-item>
              <text:p text:style-name="P13">if second number is empty, contain/replace the operator variable</text:p>
            </text:list-item>
            <text:list-item>
              <text:p text:style-name="P13">if second number (current screen value) is not empty,</text:p>
              <text:list>
                <text:list-item>
                  <text:p text:style-name="P13">perform first current operation in the operator variable</text:p>
                  <text:list>
                    <text:list-item>
                      <text:p text:style-name="P14">if result will be undefined (division by zero), return division error, please clear on screen, empty first and second num variable</text:p>
                    </text:list-item>
                  </text:list>
                </text:list-item>
                <text:list-item>
                  <text:p text:style-name="P13">contain answer on the first number variable, display on both last and current screen </text:p>
                </text:list-item>
                <text:list-item>
                  <text:p text:style-name="P13">empty the second number variable</text:p>
                </text:list-item>
              </text:list>
            </text:list-item>
          </text:list>
        </text:list-item>
      </text:list>
      <text:p text:style-name="P3"/>
      <text:p text:style-name="P4">Equal button pseudocode </text:p>
      <text:list xml:id="list2031414427" text:style-name="L6">
        <text:list-item>
          <text:p text:style-name="P15">if first number or second number is empty, return</text:p>
        </text:list-item>
        <text:list-item>
          <text:p text:style-name="P15">else perform current operation in the operator variable </text:p>
          <text:list>
            <text:list-item>
              <text:p text:style-name="P15">if result will be undefined (division by zero), return division error, please clear on screeen, empty first and second num variable</text:p>
            </text:list-item>
            <text:list-item>
              <text:p text:style-name="P15">display equal sign in last screen </text:p>
            </text:list-item>
            <text:list-item>
              <text:p text:style-name="P15">display answer in current screen</text:p>
            </text:list-item>
            <text:list-item>
              <text:p text:style-name="P15">empty operator, first number and second number variable</text:p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03:25:02.818728858</meta:creation-date>
    <dc:date>2022-03-19T05:23:26.923351014</dc:date>
    <meta:editing-duration>PT36M5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39" meta:word-count="276" meta:character-count="1608" meta:non-whitespace-character-count="1394"/>
  </office:meta>
</office:document-meta>
</file>